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style:line-height-at-least="0.37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37cm" fo:orphans="2" fo:widows="2" fo:text-indent="0cm" style:auto-text-indent="false"/>
      <style:text-properties officeooo:rsid="001e3db8" officeooo:paragraph-rsid="001e3db8"/>
    </style:style>
    <style:style style:name="T1" style:family="text">
      <style:text-properties fo:font-variant="normal" fo:text-transform="none" style:font-name="Helvetica Neue" fo:font-size="14pt" fo:letter-spacing="normal" fo:font-style="normal" fo:font-weight="normal"/>
    </style:style>
    <style:style style:name="T2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draw:frame draw:style-name="fr1" draw:name="Врезка2" text:anchor-type="page" text:anchor-page-number="1" svg:x="0cm" svg:y="0cm" svg:width="0.423cm" draw:z-index="1">
        <draw:text-box fo:min-height="0.423cm">
          <text:p text:style-name="Text_20_body"/>
        </draw:text-box>
      </draw:frame>
      <draw:frame draw:style-name="fr1" draw:name="Врезка3" text:anchor-type="page" text:anchor-page-number="1" svg:x="0cm" svg:y="0cm" svg:width="0.423cm" draw:z-index="2">
        <draw:text-box fo:min-height="0.423cm">
          <text:p text:style-name="Text_20_body"/>
        </draw:text-box>
      </draw:frame>
      <draw:frame draw:style-name="fr1" draw:name="Врезка4" text:anchor-type="page" text:anchor-page-number="1" svg:x="0cm" svg:y="0cm" svg:width="0.423cm" draw:z-index="3">
        <draw:text-box fo:min-height="0.423cm">
          <text:p text:style-name="Text_20_body"/>
        </draw:text-box>
      </draw:frame>
      <text:p text:style-name="P1"><text:span text:style-name="T1">ВНИМАНИЕ!!!!</text:span><text:line-break/><text:span text:style-name="T1">Эти </text:span><text:bookmark-start text:name="__DdeLink__328_806283609"/><text:span text:style-name="T1">файлы должны быть у каждого магазина на рабочем столе!</text:span><text:bookmark-end text:name="__DdeLink__328_806283609"/><text:span text:style-name="T1">!! Запуск одного из этих файлов решает возникшую проблему!</text:span><text:line-break/><text:span text:style-name="T1">1) Диагностика принтера и устранение ошибок печати  </text:span><text:a xlink:type="simple" xlink:href="http://bitrix.z-srv.ru/stream/" office:target-frame-name="_blank" xlink:show="new" text:style-name="Internet_20_link" text:visited-style-name="Visited_20_Internet_20_Link"><text:span text:style-name="T3">ДиагностикаПринтера.bat</text:span></text:a><text:span text:style-name="T1"> </text:span><text:line-break/><text:span text:style-name="T1">2) Не открываются текстовые документы OpenOffice</text:span><text:a xlink:type="simple" xlink:href="http://bitrix.z-srv.ru/stream/" office:target-frame-name="_blank" xlink:show="new" text:style-name="Internet_20_link" text:visited-style-name="Visited_20_Internet_20_Link"><text:span text:style-name="T3">НеоткрываютсяДокументы.bat</text:span></text:a><text:span text:style-name="T1"> </text:span><text:line-break/><text:span text:style-name="T1">3) Не приходят накладные,справочники,переоценки(Перезапуск Дропбокса)</text:span><text:a xlink:type="simple" xlink:href="http://bitrix.z-srv.ru/stream/" office:target-frame-name="_blank" xlink:show="new" text:style-name="Internet_20_link" text:visited-style-name="Visited_20_Internet_20_Link"><text:span text:style-name="T3">ПерезапускДропбокса.bat</text:span></text:a><text:span text:style-name="T1"> </text:span><text:line-break/><text:span text:style-name="T1">4) Не запущен УТМ</text:span><text:a xlink:type="simple" xlink:href="http://bitrix.z-srv.ru/stream/" office:target-frame-name="_blank" xlink:show="new" text:style-name="Internet_20_link" text:visited-style-name="Visited_20_Internet_20_Link"><text:span text:style-name="T3">Запуск УТМ(NEW) (1).bat</text:span></text:a><text:span text:style-name="T1"> </text:span> </text:p>
      <text:p text:style-name="P2">общая ссылка</text:p>
      <text:p text:style-name="P1"><text:span text:style-name="T2">http://bitrix.z-srv.ru/company/personal/user/350/blog/8283/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3:40:47.554000000</meta:creation-date>
    <dc:date>2018-10-11T13:41:38.424000000</dc:date>
    <meta:editing-duration>PT51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" meta:word-count="47" meta:character-count="491" meta:non-whitespace-character-count="440"/>
  </office:meta>
</office:document-meta>
</file>